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D0000021CC3565366.png" manifest:media-type="image/png"/>
  <manifest:file-entry manifest:full-path="Pictures/100000010000043B0000014035FCBB3D.png" manifest:media-type="image/png"/>
  <manifest:file-entry manifest:full-path="Pictures/10000001000003FD000000C447C9F9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2">
      <style:text-properties officeooo:rsid="000b9dfe" officeooo:paragraph-rsid="000b9df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as-char" svg:width="17cm" svg:height="9.592cm" draw:z-index="0"><draw:image xlink:href="Pictures/10000001000003BD0000021CC3565366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1" text:outline-level="2">Kaiser Stand Bracket Side</text:h>
      <text:p text:style-name="Standard"><draw:frame draw:style-name="fr1" draw:name="Image2" text:anchor-type="as-char" svg:width="17cm" svg:height="5.022cm" draw:z-index="1"><draw:image xlink:href="Pictures/100000010000043B0000014035FCBB3D.png" xlink:type="simple" xlink:show="embed" xlink:actuate="onLoad" draw:mime-type="image/png"/></draw:frame></text:p>
      <text:p text:style-name="Standard"/>
      <text:p text:style-name="Standard"/>
      <text:h text:style-name="P2" text:outline-level="2">Plate side</text:h>
      <text:p text:style-name="Standard"><draw:frame draw:style-name="fr2" draw:name="Image3" text:anchor-type="char" svg:width="17cm" svg:height="3.261cm" draw:z-index="2"><draw:image xlink:href="Pictures/10000001000003FD000000C447C9F9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8:28:46.933000000</meta:creation-date>
    <dc:date>2024-10-17T08:32:26.959000000</dc:date>
    <meta:editing-duration>PT3M40S</meta:editing-duration>
    <meta:editing-cycles>1</meta:editing-cycles>
    <meta:document-statistic meta:table-count="0" meta:image-count="3" meta:object-count="0" meta:page-count="2" meta:paragraph-count="4" meta:word-count="6" meta:character-count="35" meta:non-whitespace-character-count="31"/>
    <meta:generator>LibreOffice/24.8.2.1$Windows_X86_64 LibreOffice_project/0f794b6e29741098670a3b95d60478a65d05ef13</meta:generator>
  </office:meta>
</office:document-meta>
</file>